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text-properties officeooo:rsid="0010a606" officeooo:paragraph-rsid="0010a606"/>
    </style:style>
    <style:style style:name="P2" style:family="paragraph" style:parent-style-name="Standard_20__28_user_29_"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officeooo:rsid="00128c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VERTING LINES OF A TEXT FILE FROM UPPERCASE TO LOWER CASE</text:span></text:p>
      <text:p text:style-name="Standard_20__28_user_29_">To convert characters from lowercase to uppercase,we use the (tr) utility on the terminal. Start by creating a file with mixed uppercase and lowercase text. In my case I used intro.txt. You then convert the text in the file to lowercase and output to a new file translate.txt.</text:p>
      <text:p text:style-name="Standard_20__28_user_29_"/>
      <text:p text:style-name="Standard_20__28_user_29_">$ tr A-Z a-z&lt; intro.txt &gt; translate.txt.</text:p>
      <text:p text:style-name="Standard_20__28_user_29_"/>
      <text:p text:style-name="Standard_20__28_user_29_"><text:span text:style-name="T1">Explanation:</text:span>The above code means,convert the range of letters between A and Z that are in uppercase to lowercase of letters from a and z in file intro.txt. Afterwards output the results to translate.txt</text:p>
      <text:p text:style-name="Standard_20__28_user_29_"/>
      <text:p text:style-name="Standard_20__28_user_29_"><text:span text:style-name="T1">SORTING</text:span></text:p>
      <text:p text:style-name="Standard_20__28_user_29_">This is the arrangement of characters to follow a certain criteria. It involves using (sort) utility on the Linux terminal. In my case I sorted translate.txt and outputted the results on sort.txt.</text:p>
      <text:p text:style-name="Standard_20__28_user_29_"/>
      <text:p text:style-name="Standard_20__28_user_29_">$ sort translate.txt &gt; sorted.txt</text:p>
      <text:p text:style-name="Standard_20__28_user_29_"/>
      <text:p text:style-name="Standard_20__28_user_29_"><text:span text:style-name="T1">Explanation</text:span>:The above code means,sort the lines(sentences) in file translate.txt and output the results of the sorting in a new file called sorted.txt</text:p>
      <text:p text:style-name="Standard_20__28_user_29_"/>
      <text:p text:style-name="Standard_20__28_user_29_"><text:span text:style-name="T1">UNIQUE LINES</text:span></text:p>
      <text:p text:style-name="Standard_20__28_user_29_">Sometimes you might find that after sorting,you have redundant lines of text.In order to output only the unique lines in a text file,you use (uniq _u) utility.I output the uniq lines from sorted.txt to unique1.txt.</text:p>
      <text:p text:style-name="Standard_20__28_user_29_"/>
      <text:p text:style-name="Standard_20__28_user_29_">$uniq <text:s/>sorted.txt unique1.txt</text:p>
      <text:p text:style-name="Standard_20__28_user_29_"/>
      <text:p text:style-name="Standard_20__28_user_29_"><text:span text:style-name="T1">Explanation: </text:span>The above code means ,identify the uniq lines in sorted.txt and output the results in unique1.txt</text:p>
      <text:p text:style-name="Standard_20__28_user_29_"/>
      <text:p text:style-name="Standard_20__28_user_29_"><text:span text:style-name="T1">COMPARE FILES FOR DIFFERENCES</text:span></text:p>
      <text:p text:style-name="Standard_20__28_user_29_"/>
      <text:p text:style-name="Standard_20__28_user_29_">We compare files to know what changes have taken place. Using terminal, we can achieve this by using ($diff)utility .I checked for the difference between intro.txt that I created initially and unique1.txt that I created last and output the results on difference.txt.</text:p>
      <text:p text:style-name="Standard_20__28_user_29_"/>
      <text:p text:style-name="Standard_20__28_user_29_">$diff intro.txt unique1.txt &gt; difference.txt</text:p>
      <text:p text:style-name="Standard_20__28_user_29_"/>
      <text:p text:style-name="Standard_20__28_user_29_"><text:span text:style-name="T1">Explanation:</text:span> The above code means, check the difference between intro.txt and unique1.txt and output the result in difference.txt</text:p>
      <text:p text:style-name="Standard_20__28_user_29_"/>
      <text:p text:style-name="Standard_20__28_user_29_"><text:span text:style-name="T1">THE IMPORTANCE OF AN OPEN SOURCE LICENSE</text:span></text:p>
      <text:p text:style-name="Standard_20__28_user_29_">Open source licenses make it possible for software to be offered to the general public for free. Moreover it allows sharing and modification of the software.</text:p>
      <text:p text:style-name="Standard_20__28_user_29_"/>
      <text:p text:style-name="Standard_20__28_user_29_">The free acquisition, modification and sharing of the free software is however under defined terms and conditions. The open source license is beneficial to the tech community as it allows fast improvement of given software thus reducing the need to hire which involves cost. It follows that open source license saves on cost to maintain your software</text:p>
      <text:p text:style-name="Standard_20__28_user_29_"/>
      <text:p text:style-name="Standard_20__28_user_29_">The open source license serves to protect and acknowledges the originality of the initial software by a certain individual or organization.</text:p>
      <text:p text:style-name="P1"><text:soft-page-break/>To get an open source license on your project,there are resources eg choosealicense.com to help one chose an open source license. <text:span text:style-name="T2">You can include a read me file in your project for people to read your terms and conditions before using your software.</text:span></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vertical-align="baseline"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tech</meta:initial-creator>
    <meta:editing-cycles>2</meta:editing-cycles>
    <meta:creation-date>2016-08-28T10:57:00</meta:creation-date>
    <dc:date>2016-08-28T19:33:10.688187594</dc:date>
    <meta:editing-duration>PT1H57M59S</meta:editing-duration>
    <meta:generator>LibreOffice/5.1.2.2$Linux_X86_64 LibreOffice_project/10m0$Build-2</meta:generator>
    <meta:document-statistic meta:table-count="0" meta:image-count="0" meta:object-count="0" meta:page-count="2" meta:paragraph-count="21" meta:word-count="439" meta:character-count="2732" meta:non-whitespace-character-count="2313"/>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